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808080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fo:min-height="0.4cm"/>
    </style:style>
    <style:style style:name="gr5" style:family="graphic" style:parent-style-name="standard">
      <style:graphic-properties draw:stroke="none" draw:fill="none" fo:min-height="0.063cm"/>
    </style:style>
    <style:style style:name="gr6" style:family="graphic" style:parent-style-name="standard">
      <style:graphic-properties draw:stroke="none" draw:fill="none" fo:min-height="0.243cm"/>
    </style:style>
    <style:style style:name="gr7" style:family="graphic" style:parent-style-name="standard">
      <style:graphic-properties draw:stroke="none" draw:fill="none" fo:min-height="0.124cm"/>
    </style:style>
    <style:style style:name="gr8" style:family="graphic" style:parent-style-name="objectwithoutfill">
      <style:graphic-properties svg:stroke-width="0.025cm" draw:marker-start-width="0.237cm" draw:marker-end-width="0.03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-width="0.237cm" draw:marker-end="Arrow" draw:marker-end-width="0.102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8cm" svg:height="0.254cm" draw:transform="rotate (-3.13670573168421) translate (11.433cm 7.17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397cm" svg:height="0.254cm" svg:x="10.017cm" svg:y="5.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778cm" svg:height="2.921cm" svg:x="11.43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2.921cm" svg:x="7.232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794cm" svg:height="0.65cm" svg:x="7.238cm" svg:y="4.753cm">
          <draw:text-box>
            <text:p text:style-name="P1"><text:span text:style-name="T1">Collaboration</text:span></text:p>
          </draw:text-box>
        </draw:frame>
        <draw:frame draw:style-name="gr4" draw:text-style-name="P1" draw:layer="layout" svg:width="2.159cm" svg:height="0.65cm" svg:x="11.729cm" svg:y="4.757cm">
          <draw:text-box>
            <text:p text:style-name="P1"><text:span text:style-name="T1">Appraisal</text:span></text:p>
          </draw:text-box>
        </draw:frame>
        <draw:custom-shape draw:style-name="gr3" draw:text-style-name="P1" draw:layer="layout" svg:width="2.07cm" svg:height="0.384cm" svg:x="11.793cm" svg:y="5.74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13cm" svg:height="0.493cm" svg:x="11.604cm" svg:y="5.696cm">
          <draw:text-box>
            <text:p text:style-name="P1"><text:span text:style-name="T2">Relevance</text:span></text:p>
          </draw:text-box>
        </draw:frame>
        <draw:custom-shape draw:style-name="gr3" draw:text-style-name="P1" draw:layer="layout" svg:width="2.07cm" svg:height="0.394cm" svg:x="11.793cm" svg:y="6.12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13cm" svg:height="0.493cm" svg:x="11.604cm" svg:y="6.078cm">
          <draw:text-box>
            <text:p text:style-name="P1"><text:span text:style-name="T2">Desirability</text:span></text:p>
          </draw:text-box>
        </draw:frame>
        <draw:custom-shape draw:style-name="gr3" draw:text-style-name="P1" draw:layer="layout" svg:width="2.07cm" svg:height="0.4cm" svg:x="11.794cm" svg:y="6.4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413cm" svg:height="0.493cm" svg:x="11.605cm" svg:y="6.454cm">
          <draw:text-box>
            <text:p text:style-name="P1"><text:span text:style-name="T2">Expectedness</text:span></text:p>
          </draw:text-box>
        </draw:frame>
        <draw:custom-shape draw:style-name="gr3" draw:text-style-name="P1" draw:layer="layout" svg:width="2.07cm" svg:height="0.387cm" svg:x="11.793cm" svg:y="6.88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13cm" svg:height="0.493cm" svg:x="11.605cm" svg:y="6.832cm">
          <draw:text-box>
            <text:p text:style-name="P1"><text:span text:style-name="T2">Controllability</text:span></text:p>
          </draw:text-box>
        </draw:frame>
        <draw:line draw:style-name="gr8" draw:text-style-name="P1" draw:layer="layout" svg:x1="8.592cm" svg:y1="5.534cm" svg:x2="7.875cm" svg:y2="6.85cm">
          <text:p/>
        </draw:line>
        <draw:line draw:style-name="gr8" draw:text-style-name="P1" draw:layer="layout" svg:x1="8.669cm" svg:y1="5.534cm" svg:x2="9.517cm" svg:y2="6.999cm">
          <text:p/>
        </draw:line>
        <draw:custom-shape draw:style-name="gr3" draw:text-style-name="P1" draw:layer="layout" svg:width="0.231cm" svg:height="0.232cm" svg:x="8.515cm" svg:y="5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404cm" svg:y1="6.002cm" svg:x2="8.669cm" svg:y2="6.46cm">
          <text:p/>
        </draw:line>
        <draw:custom-shape draw:style-name="gr3" draw:text-style-name="P1" xml:id="id1" draw:id="id1" draw:layer="layout" svg:width="0.232cm" svg:height="0.231cm" svg:x="8.26cm" svg:y="5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231cm" svg:height="0.231cm" svg:x="8.788cm" svg:y="5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156cm" svg:y1="6.491cm" svg:x2="8.947cm" svg:y2="6.877cm">
          <text:p/>
        </draw:line>
        <draw:custom-shape draw:style-name="gr3" draw:text-style-name="P1" xml:id="id5" draw:id="id5" draw:layer="layout" svg:width="0.232cm" svg:height="0.232cm" svg:x="8.823cm" svg:y="6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23cm" svg:height="0.232cm" svg:x="9.351cm" svg:y="6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31cm" svg:height="0.232cm" svg:x="9.079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232cm" svg:height="0.232cm" svg:x="8.511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492cm" svg:y1="5.948cm" svg:x2="8.788cm" svg:y2="5.948cm" draw:start-shape="id1" draw:start-glue-point="10" draw:end-shape="id2" draw:end-glue-point="6" svg:d="M8492 5948h296" svg:viewBox="0 0 297 1">
          <text:p/>
        </draw:connector>
        <draw:connector draw:style-name="gr9" draw:text-style-name="P1" draw:layer="layout" svg:x1="8.238cm" svg:y1="6.421cm" svg:x2="8.511cm" svg:y2="6.421cm" draw:start-shape="id3" draw:start-glue-point="10" draw:end-shape="id4" draw:end-glue-point="6" svg:d="M8238 6421h273" svg:viewBox="0 0 274 1">
          <text:p/>
        </draw:connector>
        <draw:custom-shape draw:style-name="gr3" draw:text-style-name="P1" draw:layer="layout" svg:width="0.232cm" svg:height="0.232cm" svg:x="7.72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105cm" svg:y1="6.426cm" svg:x2="8.37cm" svg:y2="6.884cm">
          <text:p/>
        </draw:line>
        <draw:custom-shape draw:style-name="gr3" draw:text-style-name="P1" draw:layer="layout" svg:width="0.23cm" svg:height="0.232cm" svg:x="8.252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232cm" svg:height="0.232cm" svg:x="8.006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9.055cm" svg:y1="6.915cm" svg:x2="9.351cm" svg:y2="6.915cm" draw:start-shape="id5" draw:start-glue-point="10" draw:end-shape="id6" draw:end-glue-point="6" svg:d="M9055 6915h296" svg:viewBox="0 0 297 1">
          <text:p/>
        </draw:connector>
        <draw:custom-shape draw:style-name="gr3" draw:text-style-name="P1" draw:layer="layout" svg:width="2.07cm" svg:height="0.384cm" svg:x="7.624cm" svg:y="7.16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13cm" svg:height="0.493cm" svg:x="7.45cm" svg:y="7.116cm">
          <draw:text-box>
            <text:p text:style-name="P1"><text:span text:style-name="T2">Goal Manag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cm" draw:stroke-linejoin="none" draw:fill="none" draw:fill-gradient-name="Gradient_20_3" draw:fill-hatch-name="Hatching_20_1" draw:fill-image-name="Bitmape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17:37:25.989370935</meta:creation-date>
    <dc:date>2016-11-12T22:50:08.767325481</dc:date>
    <meta:editing-duration>PT57M54S</meta:editing-duration>
    <meta:editing-cycles>23</meta:editing-cycles>
    <meta:generator>LibreOffice/4.2.8.2$Linux_X86_64 LibreOffice_project/420m0$Build-2</meta:generator>
    <meta:document-statistic meta:object-count="34"/>
  </office:meta>
</office:document-meta>
</file>